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1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RIANANDRASANA RASOLONJATOVO</meta:initial-creator>
    <meta:creation-date>2015-01-12T11:18:46</meta:creation-date>
    <meta:generator>LibreOffice/3.5$Linux_X86_64 LibreOffice_project/350m1$Build-2</meta:generator>
    <dc:date>2015-01-12T11:19:13</dc:date>
    <dc:creator>RANDRIANANDRASANA RASOLONJATOVO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